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75424" officeooo:paragraph-rsid="00075424"/>
    </style:style>
    <style:style style:name="P2" style:family="paragraph" style:parent-style-name="Standard">
      <style:paragraph-properties fo:text-align="start" style:justify-single-word="false"/>
      <style:text-properties fo:language="fr" fo:country="FR" officeooo:rsid="00075424" officeooo:paragraph-rsid="00075424"/>
    </style:style>
    <style:style style:name="P3" style:family="paragraph" style:parent-style-name="Standard">
      <style:paragraph-properties fo:text-align="start" style:justify-single-word="false"/>
      <style:text-properties fo:language="fr" fo:country="FR" officeooo:rsid="00075424" officeooo:paragraph-rsid="000e4b85"/>
    </style:style>
    <style:style style:name="P4" style:family="paragraph" style:parent-style-name="Standard">
      <style:paragraph-properties fo:text-align="end" style:justify-single-word="false"/>
      <style:text-properties fo:language="fr" fo:country="FR" officeooo:rsid="00075424" officeooo:paragraph-rsid="00075424"/>
    </style:style>
    <style:style style:name="P5" style:family="paragraph" style:parent-style-name="Standard">
      <style:paragraph-properties fo:text-align="start" style:justify-single-word="false"/>
      <style:text-properties fo:language="fr" fo:country="FR" officeooo:rsid="000e4b85" officeooo:paragraph-rsid="000e4b85"/>
    </style:style>
    <style:style style:name="P6" style:family="paragraph" style:parent-style-name="Standard">
      <style:paragraph-properties fo:text-align="justify" style:justify-single-word="false"/>
      <style:text-properties fo:language="fr" fo:country="FR" officeooo:rsid="000e4b85" officeooo:paragraph-rsid="001d5952"/>
    </style:style>
    <style:style style:name="P7" style:family="paragraph" style:parent-style-name="Standard">
      <style:paragraph-properties fo:text-align="justify" style:justify-single-word="false"/>
      <style:text-properties fo:language="fr" fo:country="FR" officeooo:rsid="000e4b85" officeooo:paragraph-rsid="000e4b85"/>
    </style:style>
    <style:style style:name="P8" style:family="paragraph" style:parent-style-name="Standard">
      <style:paragraph-properties fo:text-align="justify" style:justify-single-word="false"/>
      <style:text-properties fo:language="fr" fo:country="FR" officeooo:rsid="001e45a6" officeooo:paragraph-rsid="001e45a6"/>
    </style:style>
    <style:style style:name="P9" style:family="paragraph" style:parent-style-name="Standard">
      <style:paragraph-properties fo:text-align="justify" style:justify-single-word="false"/>
      <style:text-properties fo:language="fr" fo:country="FR" officeooo:rsid="001f5ab7" officeooo:paragraph-rsid="001f5ab7"/>
    </style:style>
    <style:style style:name="P10" style:family="paragraph" style:parent-style-name="Standard">
      <style:paragraph-properties fo:text-align="justify" style:justify-single-word="false"/>
      <style:text-properties fo:language="fr" fo:country="FR" officeooo:rsid="000e81c9" officeooo:paragraph-rsid="000e81c9"/>
    </style:style>
    <style:style style:name="P11" style:family="paragraph" style:parent-style-name="Standard">
      <style:paragraph-properties fo:text-align="justify" style:justify-single-word="false"/>
      <style:text-properties fo:language="fr" fo:country="FR" officeooo:rsid="000e81c9" officeooo:paragraph-rsid="00116172"/>
    </style:style>
    <style:style style:name="P12" style:family="paragraph" style:parent-style-name="Standard">
      <style:paragraph-properties fo:text-align="justify" style:justify-single-word="false"/>
      <style:text-properties fo:language="fr" fo:country="FR" officeooo:paragraph-rsid="000e81c9"/>
    </style:style>
    <style:style style:name="P13" style:family="paragraph" style:parent-style-name="Standard">
      <style:paragraph-properties fo:text-align="justify" style:justify-single-word="false"/>
      <style:text-properties fo:language="fr" fo:country="FR" officeooo:paragraph-rsid="0022906d"/>
    </style:style>
    <style:style style:name="P14" style:family="paragraph" style:parent-style-name="Standard">
      <style:paragraph-properties fo:text-align="justify" style:justify-single-word="false"/>
      <style:text-properties fo:language="fr" fo:country="FR" officeooo:paragraph-rsid="002a7c90"/>
    </style:style>
    <style:style style:name="P15" style:family="paragraph" style:parent-style-name="Standard">
      <style:paragraph-properties fo:text-align="start" style:justify-single-word="false"/>
      <style:text-properties fo:language="fr" fo:country="FR" officeooo:rsid="00075424" officeooo:paragraph-rsid="00075424"/>
    </style:style>
    <style:style style:name="P16" style:family="paragraph" style:parent-style-name="Standard">
      <style:paragraph-properties fo:text-align="start" style:justify-single-word="false"/>
      <style:text-properties fo:language="fr" fo:country="FR" officeooo:rsid="00075424" officeooo:paragraph-rsid="000e4b85"/>
    </style:style>
    <style:style style:name="P17" style:family="paragraph" style:parent-style-name="Standard">
      <style:paragraph-properties fo:text-align="justify" style:justify-single-word="false"/>
      <style:text-properties fo:language="fr" fo:country="FR" officeooo:rsid="0022906d" officeooo:paragraph-rsid="0022906d"/>
    </style:style>
    <style:style style:name="P18" style:family="paragraph" style:parent-style-name="Standard">
      <style:paragraph-properties fo:text-align="justify" style:justify-single-word="false"/>
      <style:text-properties fo:language="fr" fo:country="FR" officeooo:rsid="0026ada0" officeooo:paragraph-rsid="0034fed9"/>
    </style:style>
    <style:style style:name="P19" style:family="paragraph" style:parent-style-name="Standard">
      <style:paragraph-properties fo:text-align="justify" style:justify-single-word="false"/>
      <style:text-properties fo:language="fr" fo:country="FR" officeooo:rsid="0026ada0" officeooo:paragraph-rsid="0037c9dd"/>
    </style:style>
    <style:style style:name="P20" style:family="paragraph" style:parent-style-name="Standard">
      <style:paragraph-properties fo:text-align="start" style:justify-single-word="false"/>
      <style:text-properties fo:language="fr" fo:country="FR" officeooo:rsid="0026ada0" officeooo:paragraph-rsid="00282f58"/>
    </style:style>
    <style:style style:name="P21" style:family="paragraph" style:parent-style-name="Standard">
      <style:paragraph-properties fo:text-align="start" style:justify-single-word="false"/>
      <style:text-properties fo:language="fr" fo:country="FR" officeooo:rsid="00282f58" officeooo:paragraph-rsid="00282f58"/>
    </style:style>
    <style:style style:name="P22" style:family="paragraph" style:parent-style-name="Standard">
      <style:paragraph-properties fo:text-align="justify" style:justify-single-word="false"/>
      <style:text-properties fo:language="fr" fo:country="FR" officeooo:rsid="00304863" officeooo:paragraph-rsid="002a7c90"/>
    </style:style>
    <style:style style:name="P23" style:family="paragraph" style:parent-style-name="Standard">
      <style:paragraph-properties fo:text-align="justify" style:justify-single-word="false"/>
      <style:text-properties fo:language="fr" fo:country="FR" officeooo:rsid="00304863" officeooo:paragraph-rsid="00304863"/>
    </style:style>
    <style:style style:name="P24" style:family="paragraph" style:parent-style-name="Standard">
      <style:paragraph-properties fo:text-align="justify" style:justify-single-word="false"/>
      <style:text-properties fo:language="fr" fo:country="FR" officeooo:rsid="00304863" officeooo:paragraph-rsid="00432206"/>
    </style:style>
    <style:style style:name="P25" style:family="paragraph" style:parent-style-name="Standard">
      <style:paragraph-properties fo:text-align="justify" style:justify-single-word="false"/>
      <style:text-properties fo:language="fr" fo:country="FR" officeooo:rsid="0032e18b" officeooo:paragraph-rsid="0032e18b"/>
    </style:style>
    <style:style style:name="P26" style:family="paragraph" style:parent-style-name="Standard">
      <style:paragraph-properties fo:text-align="start" style:justify-single-word="false"/>
      <style:text-properties fo:language="fr" fo:country="FR" officeooo:paragraph-rsid="000e81c9"/>
    </style:style>
    <style:style style:name="P27" style:family="paragraph" style:parent-style-name="Standard">
      <style:paragraph-properties fo:text-align="justify" style:justify-single-word="false"/>
      <style:text-properties fo:language="fr" fo:country="FR" officeooo:rsid="0036fae3" officeooo:paragraph-rsid="0037c9dd"/>
    </style:style>
    <style:style style:name="P28" style:family="paragraph" style:parent-style-name="Standard">
      <style:paragraph-properties fo:text-align="justify" style:justify-single-word="false"/>
      <style:text-properties fo:language="fr" fo:country="FR" officeooo:rsid="003d26a9" officeooo:paragraph-rsid="003d26a9"/>
    </style:style>
    <style:style style:name="P29" style:family="paragraph" style:parent-style-name="Standard">
      <style:paragraph-properties fo:text-align="justify" style:justify-single-word="false"/>
      <style:text-properties fo:language="fr" fo:country="FR" officeooo:rsid="003e9a6d" officeooo:paragraph-rsid="003e9a6d"/>
    </style:style>
    <style:style style:name="P30" style:family="paragraph" style:parent-style-name="Standard">
      <style:paragraph-properties fo:text-align="justify" style:justify-single-word="false"/>
      <style:text-properties fo:language="fr" fo:country="FR" officeooo:rsid="00460158" officeooo:paragraph-rsid="00460158"/>
    </style:style>
    <style:style style:name="P31" style:family="paragraph" style:parent-style-name="Standard">
      <style:paragraph-properties fo:margin-left="0.4925in" fo:margin-right="0in" fo:text-align="justify" style:justify-single-word="false" fo:text-indent="0in" style:auto-text-indent="false"/>
      <style:text-properties fo:language="fr" fo:country="FR" officeooo:paragraph-rsid="000e81c9"/>
    </style:style>
    <style:style style:name="P32" style:family="paragraph" style:parent-style-name="Standard">
      <style:paragraph-properties fo:margin-left="0.4925in" fo:margin-right="0in" fo:text-align="justify" style:justify-single-word="false" fo:text-indent="0in" style:auto-text-indent="false"/>
      <style:text-properties fo:language="fr" fo:country="FR" officeooo:paragraph-rsid="000ed39b"/>
    </style:style>
    <style:style style:name="P33" style:family="paragraph" style:parent-style-name="Standard">
      <style:paragraph-properties fo:margin-left="0in" fo:margin-right="0in" fo:text-align="justify" style:justify-single-word="false" fo:text-indent="0in" style:auto-text-indent="false"/>
      <style:text-properties fo:language="fr" fo:country="FR" officeooo:paragraph-rsid="000e81c9"/>
    </style:style>
    <style:style style:name="P34" style:family="paragraph" style:parent-style-name="Standard">
      <style:paragraph-properties fo:margin-left="0in" fo:margin-right="0in" fo:text-align="justify" style:justify-single-word="false" fo:text-indent="0in" style:auto-text-indent="false"/>
      <style:text-properties fo:language="fr" fo:country="FR" officeooo:paragraph-rsid="000ed39b"/>
    </style:style>
    <style:style style:name="P35" style:family="paragraph" style:parent-style-name="Standard">
      <style:paragraph-properties fo:margin-left="0in" fo:margin-right="0in" fo:text-align="start" style:justify-single-word="false" fo:text-indent="0in" style:auto-text-indent="false"/>
      <style:text-properties fo:language="fr" fo:country="FR" officeooo:paragraph-rsid="000ed39b"/>
    </style:style>
    <style:style style:name="P36" style:family="paragraph" style:parent-style-name="Table_20_Contents">
      <style:paragraph-properties fo:text-align="start" style:justify-single-word="false"/>
      <style:text-properties fo:language="fr" fo:country="FR" fo:font-weight="bold" officeooo:rsid="00075424" officeooo:paragraph-rsid="001a6b28"/>
    </style:style>
    <style:style style:name="P37" style:family="paragraph" style:parent-style-name="Table_20_Contents">
      <style:paragraph-properties fo:text-align="start" style:justify-single-word="false"/>
      <style:text-properties fo:language="fr" fo:country="FR" fo:font-weight="normal" officeooo:rsid="00075424" officeooo:paragraph-rsid="001a6b28" style:font-weight-asian="normal" style:font-weight-complex="normal"/>
    </style:style>
    <style:style style:name="P38" style:family="paragraph" style:parent-style-name="Table_20_Contents">
      <style:paragraph-properties fo:text-align="start" style:justify-single-word="false"/>
      <style:text-properties fo:language="fr" fo:country="FR" officeooo:rsid="00075424" officeooo:paragraph-rsid="001a6b28"/>
    </style:style>
    <style:style style:name="T1" style:family="text">
      <style:text-properties officeooo:rsid="0008be6a"/>
    </style:style>
    <style:style style:name="T2" style:family="text">
      <style:text-properties fo:language="fr" fo:country="FR"/>
    </style:style>
    <style:style style:name="T3" style:family="text">
      <style:text-properties officeooo:rsid="000e81c9"/>
    </style:style>
    <style:style style:name="T4" style:family="text">
      <style:text-properties officeooo:rsid="000ed39b"/>
    </style:style>
    <style:style style:name="T5" style:family="text">
      <style:text-properties officeooo:rsid="000f0071"/>
    </style:style>
    <style:style style:name="T6" style:family="text">
      <style:text-properties officeooo:rsid="0015e8bf"/>
    </style:style>
    <style:style style:name="T7" style:family="text">
      <style:text-properties officeooo:rsid="0015fed8"/>
    </style:style>
    <style:style style:name="T8" style:family="text">
      <style:text-properties officeooo:rsid="001c69da"/>
    </style:style>
    <style:style style:name="T9" style:family="text">
      <style:text-properties officeooo:rsid="001d5952"/>
    </style:style>
    <style:style style:name="T10" style:family="text">
      <style:text-properties officeooo:rsid="001f5ab7"/>
    </style:style>
    <style:style style:name="T11" style:family="text">
      <style:text-properties officeooo:rsid="0022906d"/>
    </style:style>
    <style:style style:name="T12" style:family="text">
      <style:text-properties officeooo:rsid="00282f58"/>
    </style:style>
    <style:style style:name="T13" style:family="text">
      <style:text-properties officeooo:rsid="002885a5"/>
    </style:style>
    <style:style style:name="T14" style:family="text">
      <style:text-properties officeooo:rsid="0033103c"/>
    </style:style>
    <style:style style:name="T15" style:family="text">
      <style:text-properties officeooo:rsid="0034fed9"/>
    </style:style>
    <style:style style:name="T16" style:family="text">
      <style:text-properties officeooo:rsid="0037c9dd"/>
    </style:style>
    <style:style style:name="T17" style:family="text">
      <style:text-properties officeooo:rsid="003fb852"/>
    </style:style>
    <style:style style:name="T18" style:family="text">
      <style:text-properties officeooo:rsid="004322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Juillet 2019</text:p>
      <text:p text:style-name="P4"/>
      <text:p text:style-name="P4">Friedrichstrasse 16, 72072,</text:p>
      <text:p text:style-name="P4">Tübingen, Allemagne</text:p>
      <text:p text:style-name="P4">Phone: +33 (0)6 48 36 37 42</text:p>
      <text:p text:style-name="P1"><text:span text:style-name="T2">Email: </text:span><text:a xlink:type="simple" xlink:href="mailto:maximilien.naveau@gmail.com" text:style-name="Internet_20_link" text:visited-style-name="Visited_20_Internet_20_Link"><text:span text:style-name="T2">maximilien.naveau@gmail.com</text:span></text:a></text:p>
      <text:p text:style-name="P2"/>
      <text:p text:style-name="P2"><text:span text:style-name="T1">A l’attention de: </text:span>Mesdames, Messieurs, les membres du jury,</text:p>
      <text:p text:style-name="P2"/>
      <text:p text:style-name="P2">Objet: candidature <text:span text:style-name="T1">pour le concours externes d’ingénieur de recherche (numéro 40).</text:span></text:p>
      <text:p text:style-name="P2"/>
      <text:p text:style-name="P6">Je suis actuellement Post-Doc dans le group<text:span text:style-name="T8">e</text:span> "Machines in Motion" au sein d<text:span text:style-name="T9">u</text:span> "<text:span text:style-name="T9">Max-Planck-Institute für Intelligente Systeme</text:span>". Je <text:span text:style-name="T9">m’adresse</text:span> <text:span text:style-name="T9">à</text:span> vous pour candidater au poste d’ing<text:span text:style-name="T9">é</text:span>nieur che<text:span text:style-name="T9">r</text:span>cheurs au sein du <text:span text:style-name="T6">Laboratoire d'analyse et d'architecture des systèmes.</text:span></text:p>
      <text:p text:style-name="P7"/>
      <text:p text:style-name="P8">Je suis extrêmement intéressé pour venir travailler au LAAS pour plusieurs raisons. La première étant que <text:span text:style-name="T10">le LAAS est un laboratoire compétitif au niveau mondial. En particulier </text:span>l’<text:span text:style-name="T10">équipe Gepetto est l’une des meilleurs équipe de chercheur en robotique humanoïde. Elle possède le savoir faire et les compétences nécessaires pour contrôler efficacement un robot humanoïde. Leurs nombreuses publication scientifique en la matière le prouve. Je souhaite donc faire parti de cette environnement dynamique au sein duquel la recherche sur la robotique humanoïde se développe.</text:span></text:p>
      <text:p text:style-name="P8"/>
      <text:p text:style-name="P9">La deuxième raison est que je souhaite dédié ma connaissance et mon savoir faire pour un institut publique. Je pense que la connaissance scientifique devrait être ouverte à tous et sans frais. <text:span text:style-name="T11">M’intégrer dans l’équipe IDEA au LAAS correspond parfaitement à cet objectif. </text:span></text:p>
      <text:p text:style-name="P9"/>
      <text:p text:style-name="P9"><text:span text:style-name="T11">Troisièmement</text:span> j’ai pu constater pendant ma thèse au LAAS et pendant mon post-doctorat au Max Planck Institut que la robotique nécessite un effort permanent d’ingénierie afin de maintenir les systèmes en bonne états de marche et d’avoir les bons outils pour résoudre les problèmes techniques ou de recherches. Je souhaite pouvoir fournir cette aide<text:span text:style-name="T11"> </text:span>qui permettra aux chercheurs <text:span text:style-name="T11">en robotiques</text:span> de se concentrer sur <text:span text:style-name="T11">leurs recherches</text:span>.</text:p>
      <text:p text:style-name="P17"/>
      <text:p text:style-name="P17">Enfin, j’ai pris plaisir à la conception et l’implémentation d’outil pérenne pour le laboratoire durant mon post-doctorat, ce qui confirme encore une fois mon choix pour postuler à ce poste d’ingénieur-chercheur au sein du LAAS.</text:p>
      <text:p text:style-name="P13"/>
      <text:p text:style-name="P18">Mes compétences concernant l’intégration de logiciels pour la robotique et particulièrement pour la robotique humanoïde ont été forgées pendant ma thèse au sein de l’équipe Gepetto. En effet j’ai participer à de nombreux projets concernant le robot HRP-2. Dans un premier temps j’ai implément<text:span text:style-name="T13">é</text:span> un algorithme appelé le "filtre dynamique". L’idée de ce filtre fut publiée <text:span text:style-name="T12">par K. Nishiwaki en 2009. Le principe de la marche sur sol plat pour les robots humanoïdes est basé sur le modèle <text:s/>linéarisé du pendule inverse. Les effets d’inerties des membres du robot étant négligé les suivi des forces exercés sur les pieds et du centre de masse du robot s’en trouve perturbé. Le principe du filtre est de prédire le comportement corps complet du robot et de corriger les trajectoires calculées avec le modèle simplifié pour prendre en compte les effets d’inerties des corps. Cet algorithme a permis au robot HRP-2 de quadruplé la distance parcouru à chaque pas.</text:span></text:p>
      <text:p text:style-name="P18"/>
      <text:p text:style-name="P25">Dans la continuation de se travail, j’ai collaboré avec A. Mukosvkiy <text:span text:style-name="T14">et C. Vassallo</text:span> afin d’utiliser des primitives de mouvements extraites de mouvement humain. Ce travail consiste à utiliser des algorithmes de contrôle optimal, afin de générer les mouvements des jambes, combinés aux primitives de mouvements qui génèrent le mouvement du haut du corps. Le filtre dynamique permet<text:span text:style-name="T15">tant</text:span> la fusion de ces deux algorithmes.</text:p>
      <text:p text:style-name="P27"><text:soft-page-break/>J’ai aussi collaboré avec M. Karlinski afin d’évaluer la loi de la puissance <text:span text:style-name="T16">2</text:span>/3 sur le robot HRP-2. <text:span text:style-name="T16">Cette</text:span> loi <text:span text:style-name="T16">définie </text:span>la vitesse de marche <text:span text:style-name="T16">en fonction du</text:span> rayon de courbure de la trajectoire suivie. <text:span text:style-name="T16">Nous avons donc intégrer un algorithme de suivi d’ellipse sur le robot HRP-2. Nous avons mesuré la qualité du suivi de cette ellipse en imposant un vitesse constante ou en imposant la loi de puissance 2/3. Les résultats montrent que le la loi de puissance 2/3 facilite le suivi de trajectoires courbes.</text:span></text:p>
      <text:p text:style-name="P19"/>
      <text:p text:style-name="P28">Mes travaux de recherche sur la locomotion des robots humanoïdes m’ont guidé vers l’implémentation de trois algorithmes de marche usant de technique d’optimisation non-linéaire. Dans un premier temps j’ai collaboré avec M. Kudruss pour améliorer l’algorithme de marche sur sol plat de P.B. Wieber. Cet algorithme permet au robot d’adapter ses pas en optimisant successivement leurs orientations et leurs positions. Ce découplage permet d’utiliser une formulation linéaire du problème. Nous avons donc investigué une approche qui consiste à résoudre le problème en une seule fois via un solveur non-linéaire. Cet algorithme permet de contrôler le robot via sa vitesse. On peut donc abstraire le robot humanoïde comme un simple véhicule holonome. <text:span text:style-name="T12">Une intégration complète fut réalisé utilisant ROS permettant à un opérateur de contrôler le robot HRP-2 grâce à une manette.</text:span></text:p>
      <text:p text:style-name="P28"/>
      <text:p text:style-name="P29">En utilisant l’algorithme ci-dessus une expérience fut mis en place où le robot doit prendre un tuyau incendie au sol puis marcher pendant quelque mètre en tirant sur le tuyau. Un contrôle en admittance sur le bras tenant le tuyau nous a permis de <text:span text:style-name="T17">minimiser l’impact de la manipulation du tuyau sur la locomotion. Toute la manipulation est effectuée avec un seul opérateur validant simplement les différentes étapes et est totalement intégrée via ROS.</text:span></text:p>
      <text:p text:style-name="P28"/>
      <text:p text:style-name="P29">Dans un second temps et en collaboration avec M. Kudruss et J. Carpentier nous avons défini un algorithme de locomotion généralisé pour le robot HRP-2. Le principes consiste à calculer la trajectoire du centre de masse du robot ainsi que le profil des forces aux contacts afin générer une locomotion stable. L’utilisation de méthodes d’optimisation avancés telle que la méthode par tir multiple nous a permis de résoudre ce problème non-linéaire en ligne.</text:p>
      <text:p text:style-name="P29"/>
      <text:p text:style-name="P24"><text:span text:style-name="T18">T</text:span>out au long du projet européen Koroibot (2013-2016)<text:span text:style-name="T18"> n</text:span>ous avons lancé une campagne de collecte de données afin d’établir un benchmark sur les compétences de locomotion du robot HRP-2. Ce travail fut complété <text:span text:style-name="T18">par un autre doctorant, K. Giraud-Esclasse, qui effectua </text:span>une campagne de mesure <text:span text:style-name="T18">additionnelle au Laboratoire Nationale de Métrologie et d’essais (LNE) à Paris.</text:span></text:p>
      <text:p text:style-name="P22"/>
      <text:p text:style-name="P30">Toutes ces tâches furent réalisés en utilisant l’architecture de contrôle du LAAS. Le code est composé de C++, de Python et utilise le middleware ROS.</text:p>
      <text:p text:style-name="P30"/>
      <text:p text:style-name="P30"/>
      <text:p text:style-name="P14"/>
      <text:p text:style-name="P13"/>
      <text:p text:style-name="P10">Presenter les point pertinant du CV:</text:p>
      <text:p text:style-name="P11">ACTIVITES PRINCIPALES :</text:p>
      <text:p text:style-name="P12"><text:span text:style-name="T3">- </text:span>Réaliser l'intégration de logiciels pour la robotique, particulièrement pour la robotique humanoïde:</text:p>
      <text:p text:style-name="P31">- <text:span text:style-name="T3">these sur HRP-2</text:span></text:p>
      <text:p text:style-name="P31">- <text:span text:style-name="T3">[travail sur Athena et le torque control]</text:span></text:p>
      <text:p text:style-name="P31">- <text:span text:style-name="T3">travail sur le quadruped.</text:span></text:p>
      <text:p text:style-name="P33">- Conduire le déploiement des applications:</text:p>
      <text:p text:style-name="P31">- <text:span text:style-name="T4">integration de diverse experience sur le robot hrp-2, [experiences faites durant ma these]</text:span></text:p>
      <text:p text:style-name="P32">- <text:span text:style-name="T4">quadruped, [encadrement d’un interne Avadesh Meduri planner Brahayam].</text:span></text:p>
      <text:p text:style-name="P32">- <text:span text:style-name="T4">hopper evaluation des performances du nouveau systeme en collectant et sauvegardant les donnees.</text:span></text:p>
      <text:p text:style-name="P33"/>
      <text:p text:style-name="P34"><text:soft-page-break/><text:span text:style-name="T3">- </text:span>Encadrer les équipes de développement:</text:p>
      <text:p text:style-name="P34"><text:tab/>- <text:span text:style-name="T7">j ai participer a plusieurs projets de developement sur du code recherche. Encadrement de doctorant, thesard et internes. (Expliquer le projet d’avadesh, manon, ...).</text:span></text:p>
      <text:p text:style-name="P34">- Animer et gérer les environnements de développements collaboratifs</text:p>
      <text:p text:style-name="P32">- <text:span text:style-name="T4">co-Administrator of the gitlab server in MPI-IS</text:span></text:p>
      <text:p text:style-name="P34">- Mettre à jour les environnements logiciels bas niveau des robots (pilotes et systèmes d'exploitation)</text:p>
      <text:p text:style-name="P32">- <text:span text:style-name="T5">passage de xenomai a rt-prempt et utilisation d’une library qui encapsule les fonctionnalites des diffrents OS ((rt-)thread, mutex, read and write to ports).</text:span></text:p>
      <text:p text:style-name="P32">- <text:span text:style-name="T5">installation de rt-preempt sur les blmc robots.</text:span></text:p>
      <text:p text:style-name="P32"/>
      <text:p text:style-name="P35">ACTIVITES ASSOCIEES :</text:p>
      <text:p text:style-name="P35">- Former les utilisateurs des robots<text:line-break/><text:tab/>- <text:line-break/>- Faire de la vulgarisation auprès du grand public<text:line-break/><text:line-break/>- Assurer de la veille technologique et scientifique sur les architectures de calcul embarqués, et sur les concepts et méthodes autour des logiciels embarquées temps-réel en robotique</text:p>
      <text:p text:style-name="P35"/>
      <text:p text:style-name="P26"><text:tab/></text:p>
      <text:p text:style-name="P26"/>
      <text:p text:style-name="P26"/>
      <text:p text:style-name="P26"/>
      <text:p text:style-name="P26"/>
      <text:p text:style-name="P26"/>
      <text:p text:style-name="P26"/>
      <text:p text:style-name="P36">Compétences :</text:p>
      <text:p text:style-name="P37">Savoirs généraux, théoriques ou disciplinaires :<text:line-break/>- Bonne connaissance des méthodes de génération de mouvements des robots humanoïdes<text:line-break/>- Connaissance approfondie des techniques de programmation et d'optimisation<text:line-break/>- Connaissance générale des systèmes temps-réel<text:line-break/>- Connaissance générale de bibliothèques de programmes de calcul scientifique (eigen, numpy)<text:line-break/><text:line-break/>Savoir-faire opérationnels:<text:line-break/>- Pratique du développement système sous Linux<text:line-break/>- Pratique du C++ et de Python<text:line-break/>- Pratique des environnements de développement collaboratifs : gitlab, github, systèmes d'intégration continue, gestion de versions, système de packaging<text:line-break/>- Pratique de ROS (ros-control, développement de paquets)<text:line-break/>- Développement/Maintenance de robots<text:line-break/>- Sens du travail en équipe et bonne connaissance des méthodes de conduite de projet<text:line-break/>- Anglais : Niveau B2 selon le référentiel commun européen pour les langues</text:p>
      <text:p text:style-name="P37"/>
      <text:p text:style-name="P38"/>
      <text:p text:style-name="P2"/>
      <text:p text:style-name="P3">Veuillez agréer, Mesdames, Messieurs, les membres du jury, l'expression de mes meilleurs sentiments.</text:p>
      <text:p text:style-name="P3"/>
      <text:p text:style-name="P5">Maximilien Naveau</text:p>
      <text:p text:style-name="P5"/>
      <text:p text:style-name="P21">Références :</text:p>
      <text:p text:style-name="P20"><text:soft-page-break/><text:span text:style-name="T12">[1] K. Nishiwaki and S. Kagami. "Online Walking Control System for Humanoids with Short Cycle Pattern Generation. the International Journal of Robotics Research", 2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6:40:57.172408722</meta:creation-date>
    <meta:generator>LibreOffice/5.1.6.2$Linux_X86_64 LibreOffice_project/10m0$Build-2</meta:generator>
    <dc:date>2019-06-30T19:01:50.845932226</dc:date>
    <meta:editing-duration>P2DT3H16M39S</meta:editing-duration>
    <meta:editing-cycles>40</meta:editing-cycles>
    <meta:document-statistic meta:table-count="0" meta:image-count="0" meta:object-count="0" meta:page-count="4" meta:paragraph-count="46" meta:word-count="1352" meta:character-count="8846" meta:non-whitespace-character-count="7531"/>
  </office:meta>
</office:document-meta>
</file>